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456A00BE53C85EB.png" manifest:media-type="image/png"/>
  <manifest:file-entry manifest:full-path="Pictures/100002010000055600000300AB5BF60B6A1EA2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1c1" officeooo:paragraph-rsid="000751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width="17.59cm" svg:height="9.888cm" draw:z-index="0"><draw:image xlink:href="Pictures/100002010000055600000300AB5BF60B6A1EA274.png" xlink:type="simple" xlink:show="embed" xlink:actuate="onLoad" loext:mime-type="image/png"/></draw:frame></text:p>
      <text:p text:style-name="P1"/>
      <text:p text:style-name="P1"/>
      <text:p text:style-name="P1"><draw:frame draw:style-name="fr1" draw:name="Image2" text:anchor-type="char" svg:width="17.59cm" svg:height="9.888cm" draw:z-index="1"><draw:image xlink:href="Pictures/1000020100000556000003006456A00BE53C85E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0:32:06.517715837</meta:creation-date>
    <dc:date>2021-10-22T10:33:32.521745240</dc:date>
    <meta:editing-duration>PT1M2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